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667cm" svg:x="3.461cm" svg:y="2.135cm">
          <text:p text:style-name="P1">Negotiate</text:p>
          <text:p text:style-name="P1">Session 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998cm" svg:height="2.794cm" svg:x="3.461cm" svg:y="6.094cm">
          <text:p text:style-name="P1">Send (K<text:span text:style-name="T1">cp</text:span>, C, I)</text:p>
          <text:p text:style-name="P1">to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54cm" svg:x="10.954cm" svg:y="2.135cm">
          <text:p text:style-name="P1">Receive</text:p>
          <text:p text:style-name="P1">(K<text:span text:style-name="T1">sp</text:span>, C, I)</text:p>
          <text:p text:style-name="P1">from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26cm" svg:height="2.794cm" svg:x="11.081cm" svg:y="6.072cm">
          <text:p text:style-name="P1">Compute</text:p>
          <text:p text:style-name="P1">Session Key</text:p>
          <text:p text:style-name="P1">(D-H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921cm" svg:x="11.081cm" svg:y="10.517cm">
          <text:p text:style-name="P1">Install</text:p>
          <text:p text:style-name="P1">Session Ke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01cm" svg:y1="4.802cm" svg:x2="6.001cm" svg:y2="6.072cm">
          <text:p/>
        </draw:line>
        <draw:line draw:style-name="gr2" draw:text-style-name="P1" draw:layer="layout" svg:x1="13.367cm" svg:y1="4.675cm" svg:x2="13.367cm" svg:y2="6.072cm">
          <text:p/>
        </draw:line>
        <draw:line draw:style-name="gr2" draw:text-style-name="P1" draw:layer="layout" svg:x1="13.494cm" svg:y1="8.866cm" svg:x2="13.494cm" svg:y2="10.5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Chapin</meta:initial-creator>
    <meta:creation-date>2011-09-15T19:00:46.94</meta:creation-date>
    <dc:date>2011-10-14T12:16:13</dc:date>
    <dc:creator>Peter Chapin</dc:creator>
    <meta:editing-duration>PT00H13M43S</meta:editing-duration>
    <meta:editing-cycles>2</meta:editing-cycles>
    <meta:generator>OpenOffice.org/3.2$Linux OpenOffice.org_project/320m19$Build-9505</meta:generator>
    <meta:document-statistic meta:object-count="8"/>
  </office:meta>
</office:document-meta>
</file>